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olidLine">
      <style:graphic-properties fo:min-height="0.383cm" fo:min-width="5.501cm"/>
    </style:style>
    <style:style style:name="gr2" style:family="graphic" style:parent-style-name="standard">
      <style:graphic-properties draw:marker-start="Arrow" draw:textarea-horizontal-align="center" draw:textarea-vertical-align="bottom"/>
    </style:style>
    <style:style style:name="gr3" style:family="graphic" style:parent-style-name="text">
      <style:graphic-properties draw:textarea-horizontal-align="left" draw:auto-grow-height="true" draw:auto-grow-width="false" fo:min-height="0.212cm" fo:min-width="0cm"/>
    </style:style>
    <style:style style:name="gr4" style:family="graphic" style:parent-style-name="text">
      <style:graphic-properties draw:textarea-horizontal-align="left" draw:auto-grow-height="true" draw:auto-grow-width="false" fo:min-height="0.525cm" fo:min-width="0cm"/>
    </style:style>
    <style:style style:name="gr5" style:family="graphic" style:parent-style-name="SolidLine">
      <style:graphic-properties fo:min-height="0.387cm" fo:min-width="5.501cm"/>
    </style:style>
    <style:style style:name="gr6" style:family="graphic" style:parent-style-name="text">
      <style:graphic-properties draw:textarea-horizontal-align="left" draw:auto-grow-height="true" draw:auto-grow-width="false" fo:min-height="0.365cm" fo:min-width="0cm"/>
    </style:style>
    <style:style style:name="gr7" style:family="graphic" style:parent-style-name="textbody">
      <style:graphic-properties draw:textarea-horizontal-align="left" draw:auto-grow-height="true" draw:auto-grow-width="false" fo:min-height="1.064cm" fo:min-width="0cm"/>
    </style:style>
    <style:style style:name="gr8" style:family="graphic" style:parent-style-name="standard">
      <style:graphic-properties draw:marker-start="StrokedTriangle" draw:textarea-horizontal-align="center" draw:textarea-vertical-align="bottom"/>
    </style:style>
    <style:style style:name="gr9" style:family="graphic" style:parent-style-name="text">
      <style:graphic-properties draw:textarea-horizontal-align="left" draw:auto-grow-height="true" draw:auto-grow-width="false" fo:min-height="0.619cm" fo:min-width="0cm"/>
    </style:style>
    <style:style style:name="gr10" style:family="graphic" style:parent-style-name="standard">
      <style:graphic-properties draw:marker-start="StrokedCircle" draw:textarea-horizontal-align="center" draw:textarea-vertical-align="bottom"/>
    </style:style>
    <style:style style:name="gr11" style:family="graphic" style:parent-style-name="text">
      <style:graphic-properties fo:min-height="0.319cm"/>
    </style:style>
    <style:style style:name="gr12" style:family="graphic" style:parent-style-name="standard">
      <style:graphic-properties draw:marker-start="StrokedDiamond" draw:textarea-horizontal-align="center" draw:textarea-vertical-align="bottom"/>
    </style:style>
    <style:style style:name="gr13" style:family="graphic" style:parent-style-name="standard">
      <style:graphic-properties draw:marker-start="FilledDiamond" draw:textarea-horizontal-align="center" draw:textarea-vertical-align="bottom"/>
    </style:style>
    <style:style style:name="gr14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15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16" style:family="graphic" style:parent-style-name="standard">
      <style:graphic-properties draw:marker-start="StrokedHalfCircle" draw:textarea-horizontal-align="center" draw:textarea-vertical-align="bottom"/>
    </style:style>
    <style:style style:name="gr17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es, Components, and Deployments" draw:style-name="dp1" draw:master-page-name="Default">
        <office:forms form:automatic-focus="false" form:apply-design-mode="false"/>
        <draw:custom-shape draw:name="DeploymentWithSpecification" draw:style-name="gr1" draw:text-style-name="P2" xml:id="id1" draw:id="id1" draw:layer="layout" svg:width="6cm" svg:height="4.061cm" svg:x="6.938cm" svg:y="3.815cm">
          <text:p text:style-name="P1">Raw_Node_Data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DeploymentWithSpecification" draw:style-name="gr1" draw:text-style-name="P2" xml:id="id2" draw:id="id2" draw:layer="layout" svg:width="6cm" svg:height="4.061cm" svg:x="1.585cm" svg:y="8.861cm">
          <text:p text:style-name="P1">Raw_Scenario_Data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onnector draw:style-name="gr2" draw:text-style-name="P1" draw:layer="layout" svg:x1="6.938cm" svg:y1="5.845cm" svg:x2="4.585cm" svg:y2="8.861cm" draw:start-shape="id1" draw:start-glue-point="3" draw:end-shape="id2" draw:end-glue-point="0" svg:d="M6938 5845h-2353v3016" svg:viewBox="0 0 2354 3017">
          <text:p/>
        </draw:connector>
        <draw:frame draw:style-name="gr3" draw:layer="layout" svg:width="2cm" svg:height="0.56cm" svg:x="2.677cm" svg:y="8.245cm">
          <draw:text-box>
            <text:p>nodelist <text:s/>1:* </text:p>
          </draw:text-box>
        </draw:frame>
        <draw:custom-shape draw:name="DeploymentWithSpecification" draw:style-name="gr1" draw:text-style-name="P2" xml:id="id3" draw:id="id3" draw:layer="layout" svg:width="6cm" svg:height="4.061cm" svg:x="14.294cm" svg:y="6.77cm">
          <text:p text:style-name="P1">PySP_Scenario_Template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DeploymentWithSpecification" draw:style-name="gr1" draw:text-style-name="P2" xml:id="id4" draw:id="id4" draw:layer="layout" svg:width="6cm" svg:height="4.061cm" svg:x="9.803cm" svg:y="12.739cm">
          <text:p text:style-name="P1">PySP_Scenario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onnector draw:style-name="gr2" draw:text-style-name="P1" draw:layer="layout" svg:x1="17.294cm" svg:y1="10.831cm" svg:x2="12.803cm" svg:y2="12.739cm" draw:start-shape="id3" draw:end-shape="id4" svg:d="M17294 10831v954h-4491v954" svg:viewBox="0 0 4492 1909">
          <text:p/>
        </draw:connector>
        <draw:frame draw:style-name="gr4" draw:layer="layout" svg:width="1.231cm" svg:height="0.775cm" svg:x="11.662cm" svg:y="11.968cm">
          <draw:text-box>
            <text:p>0:1</text:p>
          </draw:text-box>
        </draw:frame>
        <draw:custom-shape draw:name="DeploymentWithSpecification" draw:style-name="gr5" draw:text-style-name="P2" xml:id="id5" draw:id="id5" draw:layer="layout" svg:width="6cm" svg:height="4.09cm" svg:x="10.725cm" svg:y="20.921cm">
          <text:p text:style-name="P1">PySP_Tree_Template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DeploymentWithSpecification" draw:style-name="gr1" draw:text-style-name="P2" xml:id="id6" draw:id="id6" draw:layer="layout" svg:width="6cm" svg:height="4.061cm" svg:x="1.005cm" svg:y="20.338cm">
          <text:p text:style-name="P1">PySP_Tree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onnector draw:style-name="gr2" draw:text-style-name="P1" draw:layer="layout" svg:x1="10.725cm" svg:y1="22.966cm" svg:x2="7.005cm" svg:y2="22.368cm" draw:start-shape="id5" draw:end-shape="id6" svg:d="M10725 22966h-1859v-598h-1861" svg:viewBox="0 0 3721 599">
          <text:p/>
        </draw:connector>
        <draw:frame draw:style-name="gr6" draw:layer="layout" svg:width="1.231cm" svg:height="0.615cm" svg:x="7.448cm" svg:y="21.751cm">
          <draw:text-box>
            <text:p>0:1</text:p>
          </draw:text-box>
        </draw:frame>
        <draw:connector draw:style-name="gr2" draw:text-style-name="P1" draw:layer="layout" svg:x1="12.803cm" svg:y1="16.8cm" svg:x2="4.005cm" svg:y2="20.338cm" draw:start-shape="id4" draw:end-shape="id6" draw:end-glue-point="0" svg:d="M12803 16800v1769h-8798v1769" svg:viewBox="0 0 8799 3539">
          <text:p/>
        </draw:connector>
        <draw:frame draw:style-name="gr6" draw:layer="layout" svg:width="1.231cm" svg:height="0.615cm" svg:x="2.804cm" svg:y="19.722cm">
          <draw:text-box>
            <text:p>1:*</text:p>
          </draw:text-box>
        </draw:frame>
        <draw:connector draw:style-name="gr2" draw:text-style-name="P1" draw:layer="layout" svg:x1="7.585cm" svg:y1="10.891cm" svg:x2="9.803cm" svg:y2="14.769cm" draw:start-shape="id2" draw:end-shape="id4" svg:d="M7585 10891h1110v3878h1108" svg:viewBox="0 0 2219 3879">
          <text:p/>
        </draw:connector>
        <draw:frame draw:style-name="gr3" draw:layer="layout" svg:width="2cm" svg:height="0.56cm" svg:x="7.784cm" svg:y="14.921cm">
          <draw:text-box>
            <text:p><text:s text:c="5"/>raw </text:p>
          </draw:text-box>
        </draw:frame>
        <draw:frame draw:style-name="gr7" draw:layer="layout" svg:width="6.923cm" svg:height="1.314cm" svg:x="7.26cm" svg:y="1.516cm">
          <draw:text-box>
            <text:p><text:s text:c="5"/>basicclasses.py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name="DeploymentWithSpecification" draw:style-name="gr1" draw:text-style-name="P2" xml:id="id7" draw:id="id7" draw:layer="layout" svg:width="6cm" svg:height="4.061cm" svg:x="3.462cm" svg:y="3.724cm">
          <text:p text:style-name="P1">Distribtuion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frame draw:style-name="gr7" draw:layer="layout" svg:width="6.923cm" svg:height="1.314cm" svg:x="7.26cm" svg:y="1.517cm">
          <draw:text-box>
            <text:p><text:s text:c="5"/>distrs.py</text:p>
          </draw:text-box>
        </draw:frame>
        <draw:custom-shape draw:name="DeploymentWithSpecification" draw:style-name="gr1" draw:text-style-name="P2" xml:id="id8" draw:id="id8" draw:layer="layout" svg:width="6cm" svg:height="4.061cm" svg:x="3.456cm" svg:y="9.6cm">
          <text:p text:style-name="P1">ScipyDistr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onnector draw:style-name="gr8" draw:text-style-name="P1" draw:layer="layout" svg:x1="6.462cm" svg:y1="7.785cm" svg:x2="6.456cm" svg:y2="9.6cm" draw:start-shape="id7" draw:start-glue-point="2" draw:end-shape="id8" draw:end-glue-point="0" svg:d="M6462 7785v907h-6v908" svg:viewBox="0 0 7 1816">
          <text:p/>
        </draw:connector>
        <draw:custom-shape draw:name="DeploymentWithSpecification" draw:style-name="gr1" draw:text-style-name="P2" xml:id="id9" draw:id="id9" draw:layer="layout" svg:width="6cm" svg:height="4.061cm" svg:x="12.908cm" svg:y="7.232cm">
          <text:p text:style-name="P1">DictDistr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DeploymentWithSpecification" draw:style-name="gr1" draw:text-style-name="P2" xml:id="id10" draw:id="id10" draw:layer="layout" svg:width="6cm" svg:height="4.061cm" svg:x="12.902cm" svg:y="13.108cm">
          <text:p text:style-name="P1">IndepScipys</text:p>
          <draw:enhanced-geometry svg:viewBox="0 0 1000 683" draw:text-areas="0 0 1000 $0" draw:type="NonPrimitive" draw:modifiers="106.487517663683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onnector draw:style-name="gr8" draw:text-style-name="P1" draw:layer="layout" svg:x1="15.908cm" svg:y1="11.293cm" svg:x2="15.902cm" svg:y2="13.108cm" draw:start-shape="id9" draw:start-glue-point="2" draw:end-shape="id10" draw:end-glue-point="0" svg:d="M15908 11293v907h-6v908" svg:viewBox="0 0 7 1816">
          <text:p/>
        </draw:connector>
        <draw:connector draw:style-name="gr2" draw:text-style-name="P1" draw:layer="layout" svg:x1="9.462cm" svg:y1="5.754cm" svg:x2="12.908cm" svg:y2="9.262cm" draw:start-shape="id7" draw:start-glue-point="1" draw:end-shape="id9" draw:end-glue-point="3" svg:d="M9462 5754h1724v3508h1722" svg:viewBox="0 0 3447 3509">
          <text:p/>
        </draw:connector>
        <draw:connector draw:style-name="gr2" draw:text-style-name="P1" draw:layer="layout" svg:x1="9.463cm" svg:y1="11.741cm" svg:x2="12.909cm" svg:y2="15.249cm" svg:d="M9463 11741h1724v3508h1722" svg:viewBox="0 0 3447 3509">
          <text:p/>
        </draw:connector>
        <draw:frame draw:style-name="gr9" draw:layer="layout" svg:width="1.574cm" svg:height="0.869cm" svg:x="11.323cm" svg:y="15.385cm">
          <draw:text-box>
            <text:p>dict 1:*</text:p>
          </draw:text-box>
        </draw:frame>
        <draw:frame draw:style-name="gr9" draw:layer="layout" svg:width="1.574cm" svg:height="0.869cm" svg:x="11.415cm" svg:y="9.294cm">
          <draw:text-box>
            <text:p>dict 1:*</text:p>
          </draw:text-box>
        </draw:frame>
      </draw:page>
      <draw:page draw:name="Paths" draw:style-name="dp1" draw:master-page-name="Default">
        <office:forms form:automatic-focus="false" form:apply-design-mode="false"/>
        <draw:connector draw:style-name="gr10" draw:text-style-name="P1" draw:layer="layout" svg:x1="1cm" svg:y1="1cm" svg:x2="8cm" svg:y2="1cm" svg:d="M1000 1000h7000" svg:viewBox="0 0 7001 1">
          <text:p/>
        </draw:connector>
        <draw:frame draw:style-name="gr11" draw:layer="layout" svg:width="3.5cm" svg:height="0.569cm" svg:x="2.75cm" svg:y="1.5cm">
          <draw:text-box>
            <text:p text:style-name="P1">Interface</text:p>
          </draw:text-box>
        </draw:frame>
        <draw:connector draw:style-name="gr12" draw:text-style-name="P1" draw:layer="layout" svg:x1="1cm" svg:y1="3.5cm" svg:x2="8cm" svg:y2="3.5cm" svg:d="M1000 3500h7000" svg:viewBox="0 0 7001 1">
          <text:p/>
        </draw:connector>
        <draw:frame draw:style-name="gr11" draw:layer="layout" svg:width="3.5cm" svg:height="0.569cm" svg:x="2.75cm" svg:y="4cm">
          <draw:text-box>
            <text:p text:style-name="P1">Aggregation</text:p>
          </draw:text-box>
        </draw:frame>
        <draw:connector draw:style-name="gr2" draw:text-style-name="P1" draw:layer="layout" svg:x1="1.154cm" svg:y1="5.908cm" svg:x2="8.154cm" svg:y2="5.908cm" svg:d="M1154 5908h7000" svg:viewBox="0 0 7001 1">
          <text:p/>
        </draw:connector>
        <draw:frame draw:style-name="gr11" draw:layer="layout" svg:width="3.5cm" svg:height="0.569cm" svg:x="2.75cm" svg:y="6.5cm">
          <draw:text-box>
            <text:p text:style-name="P1">Association</text:p>
          </draw:text-box>
        </draw:frame>
        <draw:connector draw:style-name="gr13" draw:text-style-name="P1" draw:layer="layout" svg:x1="1cm" svg:y1="8.5cm" svg:x2="8cm" svg:y2="8.5cm" svg:d="M1000 8500h7000" svg:viewBox="0 0 7001 1">
          <text:p/>
        </draw:connector>
        <draw:frame draw:style-name="gr11" draw:layer="layout" svg:width="3.5cm" svg:height="0.569cm" svg:x="2.75cm" svg:y="9cm">
          <draw:text-box>
            <text:p text:style-name="P1">Composition</text:p>
          </draw:text-box>
        </draw:frame>
        <draw:connector draw:style-name="gr14" draw:text-style-name="P1" draw:layer="layout" svg:x1="1cm" svg:y1="11cm" svg:x2="8cm" svg:y2="11cm" svg:d="M1000 11000h7000" svg:viewBox="0 0 7001 1">
          <text:p/>
        </draw:connector>
        <draw:frame draw:style-name="gr11" draw:layer="layout" svg:width="3.5cm" svg:height="0.569cm" svg:x="2.75cm" svg:y="11.5cm">
          <draw:text-box>
            <text:p text:style-name="P1">Dependency</text:p>
          </draw:text-box>
        </draw:frame>
        <draw:connector draw:style-name="gr8" draw:text-style-name="P1" draw:layer="layout" svg:x1="1cm" svg:y1="13.5cm" svg:x2="8cm" svg:y2="13.5cm" svg:d="M1000 13500h7000" svg:viewBox="0 0 7001 1">
          <text:p/>
        </draw:connector>
        <draw:frame draw:style-name="gr11" draw:layer="layout" svg:width="3.5cm" svg:height="0.569cm" svg:x="2.75cm" svg:y="14cm">
          <draw:text-box>
            <text:p text:style-name="P1">Generalization</text:p>
          </draw:text-box>
        </draw:frame>
        <draw:connector draw:style-name="gr15" draw:text-style-name="P1" draw:layer="layout" svg:x1="1cm" svg:y1="16cm" svg:x2="8cm" svg:y2="16cm" svg:d="M1000 16000h7000" svg:viewBox="0 0 7001 1">
          <text:p/>
        </draw:connector>
        <draw:frame draw:style-name="gr11" draw:layer="layout" svg:width="3.5cm" svg:height="0.569cm" svg:x="2.75cm" svg:y="16.5cm">
          <draw:text-box>
            <text:p text:style-name="P1">Interface Realization</text:p>
          </draw:text-box>
        </draw:frame>
        <draw:connector draw:style-name="gr16" draw:text-style-name="P1" draw:layer="layout" svg:x1="1cm" svg:y1="18.5cm" svg:x2="8cm" svg:y2="18.5cm" svg:d="M1000 18500h7000" svg:viewBox="0 0 7001 1">
          <text:p/>
        </draw:connector>
        <draw:frame draw:style-name="gr11" draw:layer="layout" svg:width="3.5cm" svg:height="0.569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 svg:viewBox="0 0 7001 1">
          <text:p/>
        </draw:connector>
        <draw:frame draw:style-name="gr11" draw:layer="layout" svg:width="3.5cm" svg:height="0.569cm" svg:x="2.75cm" svg:y="21.5cm">
          <draw:text-box>
            <text:p text:style-name="P1">Connector</text:p>
          </draw:text-box>
        </draw:frame>
        <draw:connector draw:style-name="gr17" draw:text-style-name="P3" draw:layer="layout" svg:x1="1cm" svg:y1="23.5cm" svg:x2="8cm" svg:y2="23.5cm" svg:d="M1000 23500h7000" svg:viewBox="0 0 7001 1">
          <text:p/>
        </draw:connector>
        <draw:frame draw:style-name="gr11" draw:layer="layout" svg:width="3.5cm" svg:height="0.569cm" svg:x="2.75cm" svg:y="24cm">
          <draw:text-box>
            <text:p text:style-name="P1">Role Bind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ed_20__28_var_29__20_2" draw:display-name="Dashed (var)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8pt" fo:font-style="normal" fo:text-shadow="none" style:text-underline-style="none" fo:font-weight="normal" style:font-name-asian="Tahoma" style:font-family-asian="Tahoma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2" draw:fill="none" draw:fill-gradient-name="Gradient_20_8" draw:fill-hatch-name="Hatch_20_1" draw:fill-image-name="Bitmape_20_1" draw:auto-grow-height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ed_20__28_var_29_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6-12-23T15:36:02.549368527</dc:date>
    <meta:editing-cycles>19</meta:editing-cycles>
    <meta:editing-duration>PT1H47M46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